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 table:number-columns-spanned="3" table:number-rows-spanned="1">
            <text:p>date de parution</text:p>
          </table:table-cell>
          <table:covered-table-cell table:number-columns-repeated="2"/>
          <table:table-cell office:value-type="string" calcext:value-type="string" table:number-columns-spanned="1" table:number-rows-spanned="2">
            <text:p>nom des signataires</text:p>
          </table:table-cell>
          <table:table-cell office:value-type="string" calcext:value-type="string" table:number-columns-spanned="1" table:number-rows-spanned="2">
            <text:p>nombre de pages des rapports</text:p>
          </table:table-cell>
          <table:table-cell office:value-type="string" calcext:value-type="string" table:number-columns-spanned="1" table:number-rows-spanned="2">
            <text:p>nombre de pages des tableaux</text:p>
          </table:table-cell>
          <table:table-cell office:value-type="string" calcext:value-type="string" table:number-columns-spanned="1" table:number-rows-spanned="2">
            <text:p>nombre de tableaux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mois</text:p>
          </table:table-cell>
          <table:covered-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THE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THE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834" calcext:value-type="float">
            <text:p>18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. PERSIL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835" calcext:value-type="float">
            <text:p>1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. PERSIL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836" calcext:value-type="float">
            <text:p>1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. SAUZET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837" calcext:value-type="float">
            <text:p>18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THE</text:p>
          </table:table-cell>
          <table:table-cell office:value-type="float" office:value="28" calcext:value-type="float">
            <text:p>28</text:p>
          </table:table-cell>
          <table:table-cell office:value-type="float" office:value="268" calcext:value-type="float">
            <text:p>26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838" calcext:value-type="float">
            <text:p>18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THE</text:p>
          </table:table-cell>
          <table:table-cell office:value-type="float" office:value="31" calcext:value-type="float">
            <text:p>31</text:p>
          </table:table-cell>
          <table:table-cell office:value-type="float" office:value="271" calcext:value-type="float">
            <text:p>2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39" calcext:value-type="float">
            <text:p>1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.-B. TESTE</text:p>
          </table:table-cell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VIEN</text:p>
          </table:table-cell>
          <table:table-cell office:value-type="float" office:value="43" calcext:value-type="float">
            <text:p>43</text:p>
          </table:table-cell>
          <table:table-cell office:value-type="float" office:value="277" calcext:value-type="float">
            <text:p>2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41" calcext:value-type="float">
            <text:p>1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. MARTIN (DU NORD)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42" calcext:value-type="float">
            <text:p>18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. MARTIN (DU NORD)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. MARTIN (DU NORD)</text:p>
          </table:table-cell>
          <table:table-cell office:value-type="float" office:value="32" calcext:value-type="float">
            <text:p>32</text:p>
          </table:table-cell>
          <table:table-cell office:value-type="float" office:value="279" calcext:value-type="float">
            <text:p>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44" calcext:value-type="float">
            <text:p>1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. MARTIN (DU NORD)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. MARTIN (DU NORD)</text:p>
          </table:table-cell>
          <table:table-cell office:value-type="float" office:value="47" calcext:value-type="float">
            <text:p>47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46" calcext:value-type="float">
            <text:p>1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. MARTIN (DU NORD)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ERT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48" calcext:value-type="float">
            <text:p>18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IE</text:p>
          </table:table-cell>
          <table:table-cell office:value-type="float" office:value="34" calcext:value-type="float">
            <text:p>34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49" calcext:value-type="float">
            <text:p>18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DILON BARROT</text:p>
          </table:table-cell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UHER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UHER</text:p>
          </table:table-cell>
          <table:table-cell office:value-type="float" office:value="44" calcext:value-type="float">
            <text:p>44</text:p>
          </table:table-cell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2" calcext:value-type="float">
            <text:p>18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BATUCCI</text:p>
          </table:table-cell>
          <table:table-cell office:value-type="float" office:value="97" calcext:value-type="float">
            <text:p>97</text:p>
          </table:table-cell>
          <table:table-cell office:value-type="float" office:value="287" calcext:value-type="float">
            <text:p>28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53" calcext:value-type="float">
            <text:p>1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BATUCCI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ATUCCI</text:p>
          </table:table-cell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855" calcext:value-type="float">
            <text:p>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ATUCCI</text:p>
          </table:table-cell>
          <table:table-cell office:value-type="float" office:value="35" calcext:value-type="float">
            <text:p>35</text:p>
          </table:table-cell>
          <table:table-cell office:value-type="float" office:value="294" calcext:value-type="float">
            <text:p>2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856" calcext:value-type="float">
            <text:p>1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BATUCCI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ATUCCI</text:p>
          </table:table-cell>
          <table:table-cell office:value-type="float" office:value="36" calcext:value-type="float">
            <text:p>36</text:p>
          </table:table-cell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. DE ROYER</text:p>
          </table:table-cell>
          <table:table-cell office:value-type="float" office:value="39" calcext:value-type="float">
            <text:p>39</text:p>
          </table:table-cell>
          <table:table-cell office:value-type="float" office:value="294" calcext:value-type="float">
            <text:p>2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59" calcext:value-type="float">
            <text:p>18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ANGLE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ANGLE</text:p>
          </table:table-cell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ANGLE</text:p>
          </table:table-cell>
          <table:table-cell office:value-type="float" office:value="19" calcext:value-type="float">
            <text:p>19</text:p>
          </table:table-cell>
          <table:table-cell office:value-type="float" office:value="283" calcext:value-type="float">
            <text:p>28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62" calcext:value-type="float">
            <text:p>1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NGLE</text:p>
          </table:table-cell>
          <table:table-cell office:value-type="float" office:value="94" calcext:value-type="float">
            <text:p>94</text:p>
          </table:table-cell>
          <table:table-cell office:value-type="float" office:value="299" calcext:value-type="float">
            <text:p>29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63" calcext:value-type="float">
            <text:p>1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NGLE</text:p>
          </table:table-cell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864" calcext:value-type="float">
            <text:p>1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. BAROCHE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. BAROCHE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. BAROCHE</text:p>
          </table:table-cell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67" calcext:value-type="float">
            <text:p>1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. BAROCHE</text:p>
          </table:table-cell>
          <table:table-cell office:value-type="float" office:value="52" calcext:value-type="float">
            <text:p>52</text:p>
          </table:table-cell>
          <table:table-cell office:value-type="float" office:value="299" calcext:value-type="float">
            <text:p>29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68" calcext:value-type="float">
            <text:p>1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 BAROCHE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69" calcext:value-type="float">
            <text:p>1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 BAROCHE</text:p>
          </table:table-cell>
          <table:table-cell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70" calcext:value-type="float">
            <text:p>1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LE OLLIVIER</text:p>
          </table:table-cell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. DUFAURE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. DUFAURE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73" calcext:value-type="float">
            <text:p>18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NOUL</text:p>
          </table:table-cell>
          <table:table-cell office:value-type="float" office:value="30" calcext:value-type="float">
            <text:p>30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74" calcext:value-type="float">
            <text:p>18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ILHAND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75" calcext:value-type="float">
            <text:p>1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. DUFAURE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DUFAURE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GLIE</text:p>
          </table:table-cell>
          <table:table-cell office:value-type="float" office:value="31" calcext:value-type="float">
            <text:p>31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DUFAURE</text:p>
          </table:table-cell>
          <table:table-cell office:value-type="float" office:value="43" calcext:value-type="float">
            <text:p>43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LE ROYER</text:p>
          </table:table-cell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ES CAZOT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ES CAZOT</text:p>
          </table:table-cell>
          <table:table-cell office:value-type="float" office:value="36" calcext:value-type="float">
            <text:p>36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E HUMBERT</text:p>
          </table:table-cell>
          <table:table-cell office:value-type="float" office:value="131" calcext:value-type="float">
            <text:p>131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 MARTIN FEUILLEE</text:p>
          </table:table-cell>
          <table:table-cell office:value-type="float" office:value="45" calcext:value-type="float">
            <text:p>45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 MARTIN FEUILLEE</text:p>
          </table:table-cell>
          <table:table-cell office:value-type="float" office:value="52" calcext:value-type="float">
            <text:p>52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I BRISSON</text:p>
          </table:table-cell>
          <table:table-cell office:value-type="float" office:value="45" calcext:value-type="float">
            <text:p>45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OLE</text:p>
          </table:table-cell>
          <table:table-cell office:value-type="float" office:value="36" calcext:value-type="float">
            <text:p>36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RIEN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FERROUILLAT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VENET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LIERES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 BOURGEOIS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GUERIN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GUERIN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. TRARIEUX</text:p>
          </table:table-cell>
          <table:table-cell office:value-type="float" office:value="34" calcext:value-type="float">
            <text:p>34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DARLAN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DARLAN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. DARLAN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. LEBRET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S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S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IS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. VALLE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. VALLE</text:p>
          </table:table-cell>
          <table:table-cell office:value-type="float" office:value="23" calcext:value-type="float">
            <text:p>23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904" calcext:value-type="float">
            <text:p>19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. VALLE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05" calcext:value-type="float">
            <text:p>19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. CHAUMIE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906" calcext:value-type="float">
            <text:p>1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RIEN</text:p>
          </table:table-cell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YOT-DESSAIGNE</text:p>
          </table:table-cell>
          <table:table-cell office:value-type="float" office:value="59" calcext:value-type="float">
            <text:p>59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08" calcext:value-type="float">
            <text:p>19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ISTIDE BRIAND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UIS BARTHOU</text:p>
          </table:table-cell>
          <table:table-cell office:value-type="float" office:value="39" calcext:value-type="float">
            <text:p>39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UIS BARTHOU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UIS BARTHOU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ISTIDE BRIAND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HONY RATTIER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14" calcext:value-type="float">
            <text:p>19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ISTIDE BRIAND</text:p>
          </table:table-cell>
          <table:table-cell office:value-type="float" office:value="37" calcext:value-type="float">
            <text:p>37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STIDE BRIAND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. BONNEVAY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 RENOULT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26" calcext:value-type="float">
            <text:p>1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VAL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26" calcext:value-type="float">
            <text:p>19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UIS BARTHOU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26" calcext:value-type="float">
            <text:p>19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UIS BARTHOU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928" calcext:value-type="float">
            <text:p>1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UIS BARTHOU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28" calcext:value-type="float">
            <text:p>19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UIS BARTHOU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UIS BARTHOU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OUL PERET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 BERARD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 BERARD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NE RENOULT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GENE PENANCIER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NRI CHERON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36" calcext:value-type="float">
            <text:p>1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VON DELBOS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937" calcext:value-type="float">
            <text:p>1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 RUCAR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RGES BONNET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. BARTHELEM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43" calcext:value-type="float">
            <text:p>1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GABOLDE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GABOLDE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ITGE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 RAMADIER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 MARIE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48" calcext:value-type="float">
            <text:p>19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 MARIE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AUD DEPLAT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AUD DEPLAT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AUD DEPLAT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AUD DEPLAT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 SCHUMA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 SCHUMA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 SCHUMA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ERT SCHUMAN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OIS MITTERAN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OIS MITTERAND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OIS MITTERAND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OIS MITTERAND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EL DEBRE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MOND MICHELET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MOND MICHELET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MOND MICHELET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AN FOYER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AN FOYER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AN FOYER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UIS JOXE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17" calcext:value-type="float">
            <text:p>117</text:p>
          </table:table-cell>
          <table:table-cell office:value-type="float" office:value="412" calcext:value-type="float">
            <text:p>4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71" calcext:value-type="float">
            <text:p>171</text:p>
          </table:table-cell>
          <table:table-cell office:value-type="float" office:value="414" calcext:value-type="float">
            <text:p>4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27" calcext:value-type="float">
            <text:p>127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87" calcext:value-type="float">
            <text:p>187</text:p>
          </table:table-cell>
          <table:table-cell office:value-type="float" office:value="424" calcext:value-type="float">
            <text:p>4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293" calcext:value-type="float">
            <text:p>293</text:p>
          </table:table-cell>
          <table:table-cell office:value-type="float" office:value="520" calcext:value-type="float">
            <text:p>5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42" calcext:value-type="float">
            <text:p>142</text:p>
          </table:table-cell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183" calcext:value-type="float">
            <text:p>183</text:p>
          </table:table-cell>
          <table:table-cell office:value-type="float" office:value="583" calcext:value-type="float">
            <text:p>5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E.P.C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11:58:59.200310680</dc:date>
    <dc:creator>Cécile Hauchemaille</dc:creator>
    <meta:generator>LibreOffice/4.2.4.2$Linux_X86_64 LibreOffice_project/420m0$Build-2</meta:generator>
    <meta:editing-duration>PT40M47S</meta:editing-duration>
    <meta:editing-cycles>2</meta:editing-cycles>
    <meta:document-statistic meta:table-count="1" meta:cell-count="1043" meta:object-count="0"/>
  </office:meta>
</office:document-meta>
</file>